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41035">
            <text:p>341035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4229">
            <text:p>422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7278">
            <text:p>17278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5059">
            <text:p>15059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22872">
            <text:p>22872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32488">
            <text:p>32488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53568">
            <text:p>53568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58871">
            <text:p>58871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85732">
            <text:p>85732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104236">
            <text:p>104236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164377">
            <text:p>164377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185650">
            <text:p>185650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211672">
            <text:p>211672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242869">
            <text:p>242869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271589">
            <text:p>271589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338904">
            <text:p>338904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360315">
            <text:p>360315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261410">
            <text:p>261410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22160">
            <text:p>22160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24155">
            <text:p>24155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26496">
            <text:p>26496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29034">
            <text:p>29034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31762">
            <text:p>31762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41330">
            <text:p>41330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34860">
            <text:p>34860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37725">
            <text:p>37725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40856">
            <text:p>40856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43739">
            <text:p>43739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46778">
            <text:p>46778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50051">
            <text:p>50051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53473">
            <text:p>53473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66067">
            <text:p>66067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60446">
            <text:p>60446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64116">
            <text:p>64116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67796">
            <text:p>67796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71622">
            <text:p>71622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75764">
            <text:p>75764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79705">
            <text:p>79705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84126">
            <text:p>84126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88459">
            <text:p>88459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92827">
            <text:p>92827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97323">
            <text:p>97323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101970">
            <text:p>101970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106875">
            <text:p>106875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119711">
            <text:p>119711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125075">
            <text:p>125075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130490">
            <text:p>130490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140403">
            <text:p>140403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144616">
            <text:p>144616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147549">
            <text:p>147549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153565">
            <text:p>153565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159314">
            <text:p>159314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165604">
            <text:p>165604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172111">
            <text:p>172111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178514">
            <text:p>178514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185062">
            <text:p>185062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195401">
            <text:p>195401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198322">
            <text:p>198322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205279">
            <text:p>205279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212298">
            <text:p>212298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227778">
            <text:p>227778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226388">
            <text:p>226388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233765">
            <text:p>233765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243848">
            <text:p>243848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248593">
            <text:p>248593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256518">
            <text:p>256518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264445">
            <text:p>264445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272155">
            <text:p>272155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280089">
            <text:p>280089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288478">
            <text:p>288478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299456">
            <text:p>299456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301187">
            <text:p>301187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292838">
            <text:p>292838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300935">
            <text:p>300935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308860">
            <text:p>308860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317321">
            <text:p>317321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324897">
            <text:p>324897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338685">
            <text:p>338685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342247">
            <text:p>342247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369703">
            <text:p>369703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370237">
            <text:p>370237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406683">
            <text:p>406683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404958">
            <text:p>404958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387028">
            <text:p>387028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396415">
            <text:p>396415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407532">
            <text:p>407532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414801">
            <text:p>414801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424347">
            <text:p>424347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434486">
            <text:p>434486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451081">
            <text:p>451081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454476">
            <text:p>454476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457089">
            <text:p>457089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470087">
            <text:p>470087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476900">
            <text:p>476900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487059">
            <text:p>487059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497458">
            <text:p>497458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507287">
            <text:p>507287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520273">
            <text:p>520273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546686">
            <text:p>546686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542016">
            <text:p>542016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549362">
            <text:p>549362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559877">
            <text:p>559877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570340">
            <text:p>570340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601092">
            <text:p>601092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592784">
            <text:p>592784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603982">
            <text:p>603982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614130">
            <text:p>614130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648313">
            <text:p>648313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653111">
            <text:p>653111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673756">
            <text:p>673756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693584">
            <text:p>693584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702513">
            <text:p>702513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702221">
            <text:p>702221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711030">
            <text:p>711030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730715">
            <text:p>730715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736270">
            <text:p>736270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748692">
            <text:p>748692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762134">
            <text:p>762134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774819">
            <text:p>774819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805064">
            <text:p>805064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801009">
            <text:p>801009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817371">
            <text:p>817371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827906">
            <text:p>827906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852167">
            <text:p>852167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852672">
            <text:p>852672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849031">
            <text:p>849031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879960">
            <text:p>879960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923860">
            <text:p>923860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930284">
            <text:p>930284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929020">
            <text:p>929020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1076235">
            <text:p>1076235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1024457">
            <text:p>1024457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1036109">
            <text:p>1036109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1051609">
            <text:p>1051609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1067309">
            <text:p>1067309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1093322">
            <text:p>1093322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1103766">
            <text:p>1103766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1115405">
            <text:p>1115405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1135850">
            <text:p>1135850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1147601">
            <text:p>1147601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1163710">
            <text:p>1163710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1180180">
            <text:p>1180180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1147741">
            <text:p>1147741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1150522">
            <text:p>1150522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1182998">
            <text:p>1182998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1185046">
            <text:p>1185046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1190531">
            <text:p>1190531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1207421">
            <text:p>1207421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1227514">
            <text:p>1227514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1240912">
            <text:p>1240912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1257181">
            <text:p>1257181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1280138">
            <text:p>1280138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1311079">
            <text:p>1311079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1306681">
            <text:p>1306681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1349871">
            <text:p>1349871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1362637">
            <text:p>1362637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1358564">
            <text:p>1358564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1378043">
            <text:p>1378043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1396943">
            <text:p>1396943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1413078">
            <text:p>1413078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1428487">
            <text:p>1428487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1444413">
            <text:p>1444413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1469023">
            <text:p>1469023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1480221">
            <text:p>1480221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1500756">
            <text:p>1500756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1558705">
            <text:p>1558705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1570090">
            <text:p>1570090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1578293">
            <text:p>1578293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1571048">
            <text:p>1571048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1651163">
            <text:p>1651163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1607027">
            <text:p>1607027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1626571">
            <text:p>1626571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1647542">
            <text:p>1647542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1669184">
            <text:p>1669184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1687652">
            <text:p>1687652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1703883">
            <text:p>1703883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1726606">
            <text:p>1726606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1682891">
            <text:p>1682891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1707419">
            <text:p>1707419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1721216">
            <text:p>1721216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1743806">
            <text:p>1743806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1763224">
            <text:p>1763224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1790603">
            <text:p>1790603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1804261">
            <text:p>1804261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1852918">
            <text:p>1852918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1873915">
            <text:p>1873915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1874539">
            <text:p>1874539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1954409">
            <text:p>1954409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1930519">
            <text:p>1930519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1941064">
            <text:p>1941064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1989427">
            <text:p>1989427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2012066">
            <text:p>2012066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1993878">
            <text:p>1993878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2085640">
            <text:p>2085640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2089584">
            <text:p>2089584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2038389">
            <text:p>2038389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2061381">
            <text:p>2061381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2079648">
            <text:p>2079648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2139925">
            <text:p>2139925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2296368">
            <text:p>2296368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2369376">
            <text:p>2369376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2389095">
            <text:p>2389095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2308885">
            <text:p>2308885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2335271">
            <text:p>2335271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2457789">
            <text:p>2457789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2379214">
            <text:p>2379214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2365979">
            <text:p>2365979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2379789">
            <text:p>2379789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2364019">
            <text:p>2364019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2344612">
            <text:p>2344612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2488090">
            <text:p>2488090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2426776">
            <text:p>2426776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2463175">
            <text:p>2463175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2432532">
            <text:p>2432532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2496393">
            <text:p>2496393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2471853">
            <text:p>2471853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2504508">
            <text:p>2504508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2556625">
            <text:p>2556625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2542508">
            <text:p>2542508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2571463">
            <text:p>2571463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2607491">
            <text:p>2607491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2644307">
            <text:p>2644307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2655899">
            <text:p>2655899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2666019">
            <text:p>2666019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2727274">
            <text:p>2727274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2728631">
            <text:p>2728631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2812399">
            <text:p>2812399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2751113">
            <text:p>2751113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2776719">
            <text:p>2776719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2803318">
            <text:p>2803318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2888513">
            <text:p>2888513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2957632">
            <text:p>2957632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2989399">
            <text:p>2989399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2969315">
            <text:p>2969315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2966672">
            <text:p>2966672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3005968">
            <text:p>3005968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3009817">
            <text:p>3009817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3125955">
            <text:p>3125955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3192176">
            <text:p>3192176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3160901">
            <text:p>3160901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3076178">
            <text:p>3076178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3099442">
            <text:p>3099442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3236262">
            <text:p>3236262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3260704">
            <text:p>3260704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3225766">
            <text:p>3225766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3222848">
            <text:p>3222848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3281556">
            <text:p>3281556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3268743">
            <text:p>3268743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3282353">
            <text:p>3282353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3311948">
            <text:p>3311948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3351541">
            <text:p>3351541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3363809">
            <text:p>3363809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3421610">
            <text:p>3421610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3446381">
            <text:p>3446381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3457341">
            <text:p>3457341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3726647">
            <text:p>3726647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3860460">
            <text:p>3860460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3895565">
            <text:p>3895565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3921169">
            <text:p>3921169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3951616">
            <text:p>3951616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3995325">
            <text:p>3995325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4013330">
            <text:p>4013330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4044271">
            <text:p>4044271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4075081">
            <text:p>4075081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4107028">
            <text:p>4107028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3907345">
            <text:p>3907345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3901101">
            <text:p>3901101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3933102">
            <text:p>3933102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4008889">
            <text:p>4008889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4012552">
            <text:p>4012552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4022503">
            <text:p>4022503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4073896">
            <text:p>4073896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4096304">
            <text:p>4096304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4124323">
            <text:p>4124323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4164088">
            <text:p>4164088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4172829">
            <text:p>4172829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4220537">
            <text:p>4220537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4250212">
            <text:p>4250212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4166580">
            <text:p>4166580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4150310">
            <text:p>4150310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4291695">
            <text:p>4291695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4366063">
            <text:p>4366063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4268380">
            <text:p>4268380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4285863">
            <text:p>4285863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4430533">
            <text:p>4430533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4377235">
            <text:p>4377235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4375646">
            <text:p>4375646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4423533">
            <text:p>4423533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4451241">
            <text:p>4451241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4463501">
            <text:p>4463501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4677686">
            <text:p>4677686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4827528">
            <text:p>4827528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4974836">
            <text:p>4974836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4944804">
            <text:p>4944804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4640121">
            <text:p>4640121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4848023">
            <text:p>4848023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4848767">
            <text:p>4848767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4854575">
            <text:p>4854575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4798268">
            <text:p>4798268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4756866">
            <text:p>4756866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4793840">
            <text:p>4793840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4912480">
            <text:p>4912480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4896160">
            <text:p>4896160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4904242">
            <text:p>4904242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4992458">
            <text:p>4992458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5021802">
            <text:p>5021802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4985418">
            <text:p>4985418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5026927">
            <text:p>5026927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5084878">
            <text:p>5084878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5155905">
            <text:p>5155905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5113658">
            <text:p>5113658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5204807">
            <text:p>5204807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5202598">
            <text:p>5202598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5241776">
            <text:p>5241776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5281353">
            <text:p>5281353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5278435">
            <text:p>5278435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5379930">
            <text:p>5379930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5397069">
            <text:p>5397069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5974298">
            <text:p>5974298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5991334">
            <text:p>5991334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5911810">
            <text:p>5911810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5709832">
            <text:p>5709832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6068938">
            <text:p>6068938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5861464">
            <text:p>5861464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5843305">
            <text:p>5843305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5829935">
            <text:p>5829935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5892770">
            <text:p>5892770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5934483">
            <text:p>5934483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5990539">
            <text:p>5990539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5989695">
            <text:p>5989695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6033879">
            <text:p>6033879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6045213">
            <text:p>6045213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6082272">
            <text:p>6082272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6106255">
            <text:p>6106255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6174959">
            <text:p>6174959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6186341">
            <text:p>6186341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6225423">
            <text:p>6225423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6295271">
            <text:p>6295271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6458927">
            <text:p>6458927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6352495">
            <text:p>6352495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6380262">
            <text:p>6380262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6393243">
            <text:p>6393243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6356952">
            <text:p>6356952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6250749">
            <text:p>6250749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6757813">
            <text:p>6757813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6363916">
            <text:p>6363916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6396913">
            <text:p>6396913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6464898">
            <text:p>6464898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6541926">
            <text:p>6541926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6474555">
            <text:p>6474555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6571556">
            <text:p>6571556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6553220">
            <text:p>6553220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6624811">
            <text:p>6624811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6651484">
            <text:p>6651484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6815081">
            <text:p>6815081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6799991">
            <text:p>6799991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6840773">
            <text:p>6840773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7065718">
            <text:p>7065718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6888980">
            <text:p>6888980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6966700">
            <text:p>6966700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7012219">
            <text:p>7012219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6945066">
            <text:p>6945066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7240028">
            <text:p>7240028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7090851">
            <text:p>7090851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7091435">
            <text:p>7091435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7177950">
            <text:p>7177950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7603157">
            <text:p>7603157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7233711">
            <text:p>7233711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7247499">
            <text:p>7247499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7283687">
            <text:p>7283687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7514722">
            <text:p>7514722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7525399">
            <text:p>7525399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7399157">
            <text:p>7399157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7419998">
            <text:p>7419998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7492056">
            <text:p>7492056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7596238">
            <text:p>7596238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8307934">
            <text:p>8307934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8368180">
            <text:p>8368180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8397496">
            <text:p>8397496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8427868">
            <text:p>8427868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8484063">
            <text:p>8484063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8527756">
            <text:p>8527756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8564750">
            <text:p>8564750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8612965">
            <text:p>8612965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8667124">
            <text:p>8667124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8710618">
            <text:p>8710618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8742819">
            <text:p>8742819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8792231">
            <text:p>8792231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8841305">
            <text:p>8841305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8884207">
            <text:p>8884207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8928753">
            <text:p>8928753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8975631">
            <text:p>8975631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8864502">
            <text:p>8864502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8509265">
            <text:p>8509265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8563952">
            <text:p>8563952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8571656">
            <text:p>8571656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8669032">
            <text:p>8669032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8706416">
            <text:p>8706416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8699734">
            <text:p>8699734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8927139">
            <text:p>8927139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8571993">
            <text:p>8571993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8588669">
            <text:p>8588669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8590058">
            <text:p>8590058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8772115">
            <text:p>8772115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8861488">
            <text:p>8861488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8814554">
            <text:p>8814554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8745120">
            <text:p>8745120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8833353">
            <text:p>8833353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8834445">
            <text:p>8834445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8938878">
            <text:p>8938878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8945109">
            <text:p>8945109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9099371">
            <text:p>9099371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9867197">
            <text:p>9867197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10010205">
            <text:p>10010205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10074974">
            <text:p>10074974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10098688">
            <text:p>10098688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10152976">
            <text:p>10152976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10197441">
            <text:p>10197441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10257265">
            <text:p>10257265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10308938">
            <text:p>10308938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10351032">
            <text:p>10351032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10414782">
            <text:p>10414782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10446707">
            <text:p>10446707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10499312">
            <text:p>10499312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10555621">
            <text:p>10555621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10602176">
            <text:p>10602176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10117464">
            <text:p>10117464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10036245">
            <text:p>10036245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10063488">
            <text:p>10063488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10250126">
            <text:p>10250126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10129946">
            <text:p>10129946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10152429">
            <text:p>10152429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9974901">
            <text:p>9974901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9943123">
            <text:p>9943123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10030948">
            <text:p>10030948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10246198">
            <text:p>10246198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10273807">
            <text:p>10273807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10165042">
            <text:p>10165042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10196163">
            <text:p>10196163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10290320">
            <text:p>10290320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10349029">
            <text:p>10349029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10511767">
            <text:p>10511767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10928185">
            <text:p>10928185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10846433">
            <text:p>10846433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10873064">
            <text:p>10873064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10679172">
            <text:p>10679172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10654187">
            <text:p>10654187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10616360">
            <text:p>10616360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10765584">
            <text:p>10765584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10723497">
            <text:p>10723497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10786694">
            <text:p>10786694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10850533">
            <text:p>10850533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10882043">
            <text:p>10882043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10945271">
            <text:p>10945271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11083698">
            <text:p>11083698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10995868">
            <text:p>10995868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11105288">
            <text:p>11105288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11128342">
            <text:p>11128342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11184686">
            <text:p>11184686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11850258">
            <text:p>11850258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11705403">
            <text:p>11705403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11712559">
            <text:p>11712559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11737356">
            <text:p>11737356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11859325">
            <text:p>11859325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11873548">
            <text:p>11873548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11945953">
            <text:p>11945953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11940556">
            <text:p>11940556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11990329">
            <text:p>11990329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12059956">
            <text:p>12059956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12091780">
            <text:p>12091780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12260004">
            <text:p>12260004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12065389">
            <text:p>12065389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11963308">
            <text:p>11963308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12483515">
            <text:p>12483515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12600334">
            <text:p>12600334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12281772">
            <text:p>12281772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12212655">
            <text:p>12212655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12077973">
            <text:p>12077973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12355957">
            <text:p>12355957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12450958">
            <text:p>12450958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12409728">
            <text:p>12409728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12419728">
            <text:p>12419728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12363828">
            <text:p>12363828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12410992">
            <text:p>12410992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12539176">
            <text:p>12539176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12637946">
            <text:p>12637946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12649971">
            <text:p>12649971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13310858">
            <text:p>13310858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13160434">
            <text:p>13160434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12864092">
            <text:p>12864092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12820246">
            <text:p>12820246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12878573">
            <text:p>12878573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12861657">
            <text:p>12861657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12969868">
            <text:p>12969868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13010427">
            <text:p>13010427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13097684">
            <text:p>13097684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13190965">
            <text:p>13190965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13379771">
            <text:p>13379771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13311348">
            <text:p>13311348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13787492">
            <text:p>1378749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33:22</meta:creation-date>
    <dc:date>2014-04-25T13:34:15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503cm" svg:y="1.054cm" svg:width="9.803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341035">
                <text:p>341035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7278">
                <text:p>17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2872">
                <text:p>22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53568">
                <text:p>53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58871">
                <text:p>58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85732">
                <text:p>85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04236">
                <text:p>104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164377">
                <text:p>164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185650">
                <text:p>185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211672">
                <text:p>211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242869">
                <text:p>242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271589">
                <text:p>271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338904">
                <text:p>338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360315">
                <text:p>360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261410">
                <text:p>2614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24155">
                <text:p>24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26496">
                <text:p>26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29034">
                <text:p>29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31762">
                <text:p>31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41330">
                <text:p>41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34860">
                <text:p>348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37725">
                <text:p>377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40856">
                <text:p>40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43739">
                <text:p>43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46778">
                <text:p>46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50051">
                <text:p>50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53473">
                <text:p>53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66067">
                <text:p>660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60446">
                <text:p>60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64116">
                <text:p>64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67796">
                <text:p>67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71622">
                <text:p>71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75764">
                <text:p>757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79705">
                <text:p>79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84126">
                <text:p>84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88459">
                <text:p>88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92827">
                <text:p>92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97323">
                <text:p>97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101970">
                <text:p>1019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106875">
                <text:p>10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119711">
                <text:p>1197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125075">
                <text:p>125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130490">
                <text:p>1304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140403">
                <text:p>1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144616">
                <text:p>144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147549">
                <text:p>147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153565">
                <text:p>153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159314">
                <text:p>1593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165604">
                <text:p>165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172111">
                <text:p>172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178514">
                <text:p>1785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185062">
                <text:p>185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195401">
                <text:p>195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98322">
                <text:p>1983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205279">
                <text:p>205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212298">
                <text:p>212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227778">
                <text:p>22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226388">
                <text:p>226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233765">
                <text:p>233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243848">
                <text:p>243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248593">
                <text:p>248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256518">
                <text:p>256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264445">
                <text:p>264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272155">
                <text:p>272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280089">
                <text:p>280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288478">
                <text:p>288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299456">
                <text:p>299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301187">
                <text:p>301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292838">
                <text:p>2928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300935">
                <text:p>3009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308860">
                <text:p>3088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317321">
                <text:p>3173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324897">
                <text:p>3248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338685">
                <text:p>3386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342247">
                <text:p>3422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369703">
                <text:p>369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370237">
                <text:p>370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406683">
                <text:p>4066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404958">
                <text:p>404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387028">
                <text:p>3870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396415">
                <text:p>396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407532">
                <text:p>407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414801">
                <text:p>4148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424347">
                <text:p>4243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434486">
                <text:p>434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451081">
                <text:p>4510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454476">
                <text:p>454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457089">
                <text:p>457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470087">
                <text:p>470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476900">
                <text:p>4769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487059">
                <text:p>4870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497458">
                <text:p>4974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507287">
                <text:p>5072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520273">
                <text:p>520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546686">
                <text:p>546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542016">
                <text:p>542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549362">
                <text:p>549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559877">
                <text:p>5598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570340">
                <text:p>570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601092">
                <text:p>6010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592784">
                <text:p>592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603982">
                <text:p>6039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614130">
                <text:p>6141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648313">
                <text:p>648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653111">
                <text:p>653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673756">
                <text:p>6737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693584">
                <text:p>6935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702513">
                <text:p>7025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702221">
                <text:p>7022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711030">
                <text:p>7110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730715">
                <text:p>7307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736270">
                <text:p>7362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748692">
                <text:p>7486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762134">
                <text:p>762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774819">
                <text:p>774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805064">
                <text:p>8050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801009">
                <text:p>8010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817371">
                <text:p>8173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827906">
                <text:p>8279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852167">
                <text:p>8521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852672">
                <text:p>8526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849031">
                <text:p>8490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879960">
                <text:p>8799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923860">
                <text:p>9238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930284">
                <text:p>9302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929020">
                <text:p>9290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1076235">
                <text:p>10762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1024457">
                <text:p>10244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1036109">
                <text:p>10361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1051609">
                <text:p>10516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1067309">
                <text:p>1067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1093322">
                <text:p>10933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1103766">
                <text:p>11037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1115405">
                <text:p>11154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1135850">
                <text:p>11358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1147601">
                <text:p>11476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1163710">
                <text:p>11637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1180180">
                <text:p>1180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1147741">
                <text:p>11477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1150522">
                <text:p>1150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1182998">
                <text:p>1182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1185046">
                <text:p>1185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1190531">
                <text:p>11905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1207421">
                <text:p>12074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1227514">
                <text:p>12275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1240912">
                <text:p>12409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1257181">
                <text:p>12571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1280138">
                <text:p>12801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1311079">
                <text:p>13110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1306681">
                <text:p>13066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1349871">
                <text:p>13498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1362637">
                <text:p>13626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1358564">
                <text:p>1358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1378043">
                <text:p>13780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1396943">
                <text:p>13969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1413078">
                <text:p>1413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1428487">
                <text:p>14284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1444413">
                <text:p>14444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1469023">
                <text:p>1469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1480221">
                <text:p>14802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1500756">
                <text:p>15007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1558705">
                <text:p>15587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1570090">
                <text:p>15700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1578293">
                <text:p>15782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1571048">
                <text:p>15710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1651163">
                <text:p>16511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1607027">
                <text:p>16070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1626571">
                <text:p>16265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1647542">
                <text:p>16475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1669184">
                <text:p>1669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1687652">
                <text:p>16876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1703883">
                <text:p>17038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1726606">
                <text:p>1726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1682891">
                <text:p>16828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1707419">
                <text:p>17074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1721216">
                <text:p>17212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1743806">
                <text:p>17438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1763224">
                <text:p>17632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1790603">
                <text:p>17906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1804261">
                <text:p>18042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1852918">
                <text:p>18529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1873915">
                <text:p>1873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1874539">
                <text:p>18745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1954409">
                <text:p>19544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1930519">
                <text:p>19305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1941064">
                <text:p>19410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1989427">
                <text:p>19894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2012066">
                <text:p>20120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1993878">
                <text:p>19938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2085640">
                <text:p>20856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2089584">
                <text:p>20895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2038389">
                <text:p>2038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2061381">
                <text:p>2061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2079648">
                <text:p>20796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2139925">
                <text:p>21399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2296368">
                <text:p>22963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2369376">
                <text:p>23693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2389095">
                <text:p>23890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2308885">
                <text:p>23088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2335271">
                <text:p>23352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2457789">
                <text:p>24577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2379214">
                <text:p>23792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2365979">
                <text:p>23659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2379789">
                <text:p>23797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2364019">
                <text:p>23640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2344612">
                <text:p>23446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2488090">
                <text:p>24880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2426776">
                <text:p>24267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2463175">
                <text:p>246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2432532">
                <text:p>24325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2496393">
                <text:p>24963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2471853">
                <text:p>24718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2504508">
                <text:p>25045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2556625">
                <text:p>2556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2542508">
                <text:p>25425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2571463">
                <text:p>25714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2607491">
                <text:p>26074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2644307">
                <text:p>26443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2655899">
                <text:p>26558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2666019">
                <text:p>2666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2727274">
                <text:p>27272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2728631">
                <text:p>27286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2812399">
                <text:p>28123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2751113">
                <text:p>27511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2776719">
                <text:p>27767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2803318">
                <text:p>28033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2888513">
                <text:p>28885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2957632">
                <text:p>29576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2989399">
                <text:p>29893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2969315">
                <text:p>29693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2966672">
                <text:p>29666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3005968">
                <text:p>30059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3009817">
                <text:p>30098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3125955">
                <text:p>31259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3192176">
                <text:p>31921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3160901">
                <text:p>31609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3076178">
                <text:p>30761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3099442">
                <text:p>30994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3236262">
                <text:p>32362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3260704">
                <text:p>32607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3225766">
                <text:p>32257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3222848">
                <text:p>32228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3281556">
                <text:p>32815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3268743">
                <text:p>32687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3282353">
                <text:p>32823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3311948">
                <text:p>33119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3351541">
                <text:p>33515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3363809">
                <text:p>33638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3421610">
                <text:p>34216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3446381">
                <text:p>34463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3457341">
                <text:p>34573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3726647">
                <text:p>37266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3860460">
                <text:p>386046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3895565">
                <text:p>38955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3921169">
                <text:p>39211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3951616">
                <text:p>39516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3995325">
                <text:p>39953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4013330">
                <text:p>40133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4044271">
                <text:p>40442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4075081">
                <text:p>40750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4107028">
                <text:p>41070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3907345">
                <text:p>39073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3901101">
                <text:p>39011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3933102">
                <text:p>39331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4008889">
                <text:p>40088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4012552">
                <text:p>40125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4022503">
                <text:p>40225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4073896">
                <text:p>40738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4096304">
                <text:p>40963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4124323">
                <text:p>41243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4164088">
                <text:p>41640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4172829">
                <text:p>41728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4220537">
                <text:p>42205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4250212">
                <text:p>42502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4166580">
                <text:p>41665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4150310">
                <text:p>41503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4291695">
                <text:p>42916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4366063">
                <text:p>43660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4268380">
                <text:p>42683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4285863">
                <text:p>42858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4430533">
                <text:p>44305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4377235">
                <text:p>43772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4375646">
                <text:p>43756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4423533">
                <text:p>44235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4451241">
                <text:p>44512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4463501">
                <text:p>44635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4677686">
                <text:p>46776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4827528">
                <text:p>48275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4974836">
                <text:p>4974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4944804">
                <text:p>49448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4640121">
                <text:p>46401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4848023">
                <text:p>48480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4848767">
                <text:p>48487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4854575">
                <text:p>48545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4798268">
                <text:p>47982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4756866">
                <text:p>47568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4793840">
                <text:p>47938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4912480">
                <text:p>49124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4896160">
                <text:p>48961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4904242">
                <text:p>49042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4992458">
                <text:p>49924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5021802">
                <text:p>50218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4985418">
                <text:p>49854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5026927">
                <text:p>50269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5084878">
                <text:p>50848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5155905">
                <text:p>51559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5113658">
                <text:p>51136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5204807">
                <text:p>52048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5202598">
                <text:p>52025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5241776">
                <text:p>52417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5281353">
                <text:p>52813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5278435">
                <text:p>52784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5379930">
                <text:p>53799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5397069">
                <text:p>53970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5974298">
                <text:p>59742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5991334">
                <text:p>59913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5911810">
                <text:p>59118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5709832">
                <text:p>57098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6068938">
                <text:p>60689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5861464">
                <text:p>58614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5843305">
                <text:p>5843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5829935">
                <text:p>58299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5892770">
                <text:p>58927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5934483">
                <text:p>59344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5990539">
                <text:p>59905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5989695">
                <text:p>59896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6033879">
                <text:p>60338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6045213">
                <text:p>60452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6082272">
                <text:p>60822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6106255">
                <text:p>61062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6174959">
                <text:p>61749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6186341">
                <text:p>61863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6225423">
                <text:p>62254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6295271">
                <text:p>62952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6458927">
                <text:p>64589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6352495">
                <text:p>63524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6380262">
                <text:p>63802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6393243">
                <text:p>63932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6356952">
                <text:p>63569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6250749">
                <text:p>62507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6757813">
                <text:p>67578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6363916">
                <text:p>63639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6396913">
                <text:p>63969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6464898">
                <text:p>64648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6541926">
                <text:p>65419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6474555">
                <text:p>64745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6571556">
                <text:p>65715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6553220">
                <text:p>65532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6624811">
                <text:p>66248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6651484">
                <text:p>66514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6815081">
                <text:p>68150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6799991">
                <text:p>67999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6840773">
                <text:p>68407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7065718">
                <text:p>70657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6888980">
                <text:p>68889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6966700">
                <text:p>69667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7012219">
                <text:p>70122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6945066">
                <text:p>69450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7240028">
                <text:p>72400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7090851">
                <text:p>70908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7091435">
                <text:p>70914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7177950">
                <text:p>71779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7603157">
                <text:p>76031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7233711">
                <text:p>72337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7247499">
                <text:p>72474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7283687">
                <text:p>72836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7514722">
                <text:p>75147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7525399">
                <text:p>75253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7399157">
                <text:p>73991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7419998">
                <text:p>74199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7492056">
                <text:p>74920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7596238">
                <text:p>75962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8307934">
                <text:p>83079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8368180">
                <text:p>83681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8397496">
                <text:p>83974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8427868">
                <text:p>84278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8484063">
                <text:p>84840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8527756">
                <text:p>85277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8564750">
                <text:p>85647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8612965">
                <text:p>86129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8667124">
                <text:p>86671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8710618">
                <text:p>87106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8742819">
                <text:p>87428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8792231">
                <text:p>87922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8841305">
                <text:p>88413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8884207">
                <text:p>88842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8928753">
                <text:p>8928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8975631">
                <text:p>89756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8864502">
                <text:p>88645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8509265">
                <text:p>85092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8563952">
                <text:p>85639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8571656">
                <text:p>85716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8669032">
                <text:p>86690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8706416">
                <text:p>87064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8699734">
                <text:p>86997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8927139">
                <text:p>89271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8571993">
                <text:p>85719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8588669">
                <text:p>85886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8590058">
                <text:p>85900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8772115">
                <text:p>87721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8861488">
                <text:p>88614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8814554">
                <text:p>88145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8745120">
                <text:p>87451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8833353">
                <text:p>88333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8834445">
                <text:p>88344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8938878">
                <text:p>89388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8945109">
                <text:p>89451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9099371">
                <text:p>90993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9867197">
                <text:p>98671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10010205">
                <text:p>100102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10074974">
                <text:p>100749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10098688">
                <text:p>100986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10152976">
                <text:p>101529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10197441">
                <text:p>101974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10257265">
                <text:p>102572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10308938">
                <text:p>103089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10351032">
                <text:p>103510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10414782">
                <text:p>104147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10446707">
                <text:p>104467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10499312">
                <text:p>104993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10555621">
                <text:p>105556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10602176">
                <text:p>106021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10117464">
                <text:p>101174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10036245">
                <text:p>100362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10063488">
                <text:p>100634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10250126">
                <text:p>102501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10129946">
                <text:p>101299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10152429">
                <text:p>101524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9974901">
                <text:p>99749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9943123">
                <text:p>99431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10030948">
                <text:p>100309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10246198">
                <text:p>102461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10273807">
                <text:p>102738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10165042">
                <text:p>101650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10196163">
                <text:p>101961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10290320">
                <text:p>102903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10349029">
                <text:p>103490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10511767">
                <text:p>105117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10928185">
                <text:p>109281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10846433">
                <text:p>108464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10873064">
                <text:p>108730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10679172">
                <text:p>106791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10654187">
                <text:p>106541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10616360">
                <text:p>1061636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10765584">
                <text:p>107655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10723497">
                <text:p>107234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10786694">
                <text:p>107866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10850533">
                <text:p>108505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10882043">
                <text:p>108820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10945271">
                <text:p>109452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11083698">
                <text:p>110836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10995868">
                <text:p>109958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11105288">
                <text:p>111052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11128342">
                <text:p>111283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11184686">
                <text:p>111846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11850258">
                <text:p>118502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11705403">
                <text:p>117054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11712559">
                <text:p>117125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11737356">
                <text:p>117373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11859325">
                <text:p>118593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11873548">
                <text:p>118735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11945953">
                <text:p>119459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11940556">
                <text:p>119405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11990329">
                <text:p>119903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12059956">
                <text:p>120599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12091780">
                <text:p>120917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12260004">
                <text:p>122600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12065389">
                <text:p>120653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11963308">
                <text:p>119633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12483515">
                <text:p>124835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12600334">
                <text:p>126003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12281772">
                <text:p>122817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12212655">
                <text:p>122126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12077973">
                <text:p>120779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12355957">
                <text:p>123559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12450958">
                <text:p>124509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12409728">
                <text:p>124097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12419728">
                <text:p>124197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12363828">
                <text:p>123638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12410992">
                <text:p>124109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12539176">
                <text:p>125391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12637946">
                <text:p>126379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12649971">
                <text:p>126499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13310858">
                <text:p>133108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13160434">
                <text:p>131604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12864092">
                <text:p>128640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12820246">
                <text:p>128202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12878573">
                <text:p>128785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12861657">
                <text:p>128616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12969868">
                <text:p>129698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13010427">
                <text:p>130104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13097684">
                <text:p>130976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13190965">
                <text:p>131909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13379771">
                <text:p>133797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13311348">
                <text:p>133113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13787492">
                <text:p>13787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